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7">
      <style:text-properties fo:font-variant="normal" fo:text-transform="none" fo:color="#000000" loext:opacity="100%" style:font-name="Calibri" fo:font-size="12pt" fo:letter-spacing="normal" fo:font-style="normal" fo:font-weight="normal" officeooo:paragraph-rsid="000268c8" style:font-size-asian="12pt" style:font-style-asian="normal" style:font-weight-asian="normal" style:font-size-complex="12pt"/>
    </style:style>
    <style:style style:name="P2" style:family="paragraph" style:parent-style-name="Standard" style:list-style-name="L7">
      <style:text-properties officeooo:paragraph-rsid="000268c8"/>
    </style:style>
    <style:style style:name="P3" style:family="paragraph" style:parent-style-name="Standard" style:list-style-name="L8">
      <style:text-properties officeooo:paragraph-rsid="000268c8"/>
    </style:style>
    <style:style style:name="P4" style:family="paragraph" style:parent-style-name="Standard" style:list-style-name="L9">
      <style:text-properties officeooo:paragraph-rsid="000268c8"/>
    </style:style>
    <style:style style:name="P5" style:family="paragraph" style:parent-style-name="Standard" style:list-style-name="L10">
      <style:text-properties officeooo:paragraph-rsid="000268c8"/>
    </style:style>
    <style:style style:name="P6" style:family="paragraph" style:parent-style-name="Standard" style:list-style-name="L12"/>
    <style:style style:name="P7" style:family="paragraph" style:parent-style-name="Text_20_body" style:list-style-name="L10">
      <style:text-properties fo:font-variant="normal" fo:text-transform="none" fo:color="#000000" loext:opacity="100%" style:font-name="Calibri" fo:font-size="12pt" fo:letter-spacing="normal" fo:font-style="normal" fo:font-weight="normal" officeooo:paragraph-rsid="000260fa" style:font-size-asian="12pt" style:font-style-asian="normal" style:font-weight-asian="normal" style:font-size-complex="12pt"/>
    </style:style>
    <style:style style:name="T1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tyle-asian="normal" style:font-weight-asian="normal" style:font-size-complex="12pt"/>
    </style:style>
    <style:style style:name="T2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268c8" style:font-size-asian="12pt" style:font-style-asian="normal" style:font-weight-asian="normal" style:font-size-complex="12pt"/>
    </style:style>
    <style:style style:name="T3" style:family="text">
      <style:text-properties officeooo:rsid="000268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27134978" text:style-name="L7">
        <text:list-item>
          <text:p text:style-name="P2"><text:span text:style-name="T2">Тема:</text:span></text:p>
        </text:list-item>
      </text:list>
      <text:list xml:id="list4216212534" text:style-name="L8">
        <text:list-item>
          <text:p text:style-name="P3"><text:span text:style-name="T1">Создание сайта помощи в подготовки к ЕГЭ</text:span></text:p>
        </text:list-item>
      </text:list>
      <text:list xml:id="list124954415919650" text:continue-list="list3427134978" text:style-name="L7">
        <text:list-item>
          <text:p text:style-name="P2"><text:span text:style-name="T2">Актуальность:</text:span></text:p>
        </text:list-item>
      </text:list>
      <text:list xml:id="list1408620890" text:style-name="L9">
        <text:list-item>
          <text:p text:style-name="P4"><text:span text:style-name="T1">Отсутствие достаточно удобных и схожих по функционалу сайтов Вся нужная информация в одном месте Современный подход к подаче материала</text:span></text:p>
        </text:list-item>
      </text:list>
      <text:list xml:id="list124954174556892" text:continue-list="list124954415919650" text:style-name="L7">
        <text:list-item>
          <text:p text:style-name="P1"><text:span text:style-name="T3">Проблемы:</text:span></text:p>
        </text:list-item>
      </text:list>
      <text:list xml:id="list4030373644" text:style-name="L10">
        <text:list-item>
          <text:p text:style-name="P5"><text:span text:style-name="T1">Первая проблема - существующих сайтов видна на этом примере, это объемная и не понятная подача информации для человека который пришел искать материалы на сайте</text:span></text:p>
        </text:list-item>
        <text:list-item>
          <text:p text:style-name="P7">Вторая проблема - это отсутствие справок или ссылок на более простые и нужные вещи, такие как сайты то бесплатной подготовки к экзамену или репетиторы предоставляющие решение и разбор нестандартных задач</text:p>
        </text:list-item>
      </text:list>
      <text:list xml:id="list124954525106422" text:continue-list="list124954174556892" text:style-name="L7">
        <text:list-item>
          <text:p text:style-name="P1"><text:span text:style-name="T3">Задачи:</text:span></text:p>
        </text:list-item>
      </text:list>
      <text:list xml:id="list680596252" text:style-name="L12">
        <text:list-item>
          <text:p text:style-name="P6">Изучить теорию по созданию сайтов</text:p>
        </text:list-item>
        <text:list-item>
          <text:p text:style-name="P6">Изучить подобные проекты</text:p>
        </text:list-item>
        <text:list-item>
          <text:p text:style-name="P6">Создать сай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2:40:26.487945699</meta:creation-date>
    <dc:date>2023-02-18T12:49:52.653593063</dc:date>
    <meta:editing-duration>PT6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05" meta:character-count="654" meta:non-whitespace-character-count="571"/>
  </office:meta>
</office:document-meta>
</file>